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Helper.findOperationFor( PortType portType , QName body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apHelper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Helper.createContext( Soap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Helper.onReceive( Context cont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oapHelper.onReply( Context context , NormalizedMessage out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Helper.onFault( Context context , SoapFault fa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apHelper.getSoap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Helper.SoapHelper( SoapEndpoint endpo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apHelper.createExchange( URI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Helper.getJBI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Helper.findOperation( Context contex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oapHelper.onAnswer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Helper.getDefinition( ServiceEndpoint 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apHelper.onSend(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Helper.getMep( Operation op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